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46.87</text:p>
          </table:table-cell>
          <table:table-cell office:value-type="float" office:value="3446" calcext:value-type="float">
            <text:p>3446</text:p>
          </table:table-cell>
          <table:table-cell table:formula="of:=LN([.C1])" office:value-type="float" office:value="8.14496941708788" calcext:value-type="float">
            <text:p>8,14496941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69.87</text:p>
          </table:table-cell>
          <table:table-cell office:value-type="float" office:value="1769" calcext:value-type="float">
            <text:p>1769</text:p>
          </table:table-cell>
          <table:table-cell table:formula="of:=LN([.C2])" office:value-type="float" office:value="7.47816969415979" calcext:value-type="float">
            <text:p>7,47816969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12.75</text:p>
          </table:table-cell>
          <table:table-cell office:value-type="float" office:value="1012" calcext:value-type="float">
            <text:p>1012</text:p>
          </table:table-cell>
          <table:table-cell table:formula="of:=LN([.C3])" office:value-type="float" office:value="6.91968384984741" calcext:value-type="float">
            <text:p>6,9196838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55.016</text:p>
          </table:table-cell>
          <table:table-cell office:value-type="float" office:value="655" calcext:value-type="float">
            <text:p>655</text:p>
          </table:table-cell>
          <table:table-cell table:formula="of:=LN([.C4])" office:value-type="float" office:value="6.48463523563525" calcext:value-type="float">
            <text:p>6,4846352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11.292</text:p>
          </table:table-cell>
          <table:table-cell office:value-type="float" office:value="311" calcext:value-type="float">
            <text:p>311</text:p>
          </table:table-cell>
          <table:table-cell table:formula="of:=LN([.C5])" office:value-type="float" office:value="5.73979291217923" calcext:value-type="float">
            <text:p>5,7397929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q aq</meta:initial-creator>
    <meta:creation-date>2015-05-15T05:13:52.156132714</meta:creation-date>
    <dc:date>2015-05-15T05:19:00.830384723</dc:date>
    <dc:creator>aq aq</dc:creator>
    <meta:editing-duration>P0D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